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fffff" loext:opacity="100%" officeooo:rsid="0011398e" officeooo:paragraph-rsid="0011398e"/>
    </style:style>
    <style:style style:name="P2" style:family="paragraph" style:parent-style-name="Standard">
      <style:text-properties fo:color="#ffffff" loext:opacity="100%" officeooo:rsid="0011e73f" officeooo:paragraph-rsid="0011e73f"/>
    </style:style>
    <style:style style:name="P3" style:family="paragraph" style:parent-style-name="Standard">
      <style:text-properties officeooo:rsid="0011398e" officeooo:paragraph-rsid="0011398e"/>
    </style:style>
    <style:style style:name="P4" style:family="paragraph" style:parent-style-name="Standard">
      <style:text-properties officeooo:rsid="0011e73f" officeooo:paragraph-rsid="0011e73f"/>
    </style:style>
    <style:style style:name="P5" style:family="paragraph" style:parent-style-name="Text_20_body">
      <style:text-properties officeooo:rsid="0011398e" officeooo:paragraph-rsid="0011398e"/>
    </style:style>
    <style:style style:name="P6" style:family="paragraph" style:parent-style-name="Text_20_body">
      <style:text-properties officeooo:rsid="0011398e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11398e"/>
    </style:style>
    <style:style style:name="P8" style:family="paragraph" style:parent-style-name="Text_20_body" style:list-style-name="L1">
      <style:text-properties officeooo:rsid="0011398e"/>
    </style:style>
    <style:style style:name="P9" style:family="paragraph" style:parent-style-name="Text_20_body" style:list-style-name="L2">
      <style:text-properties officeooo:rsid="0011398e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11398e" officeooo:paragraph-rsid="001383e6"/>
    </style:style>
    <style:style style:name="P11" style:family="paragraph" style:parent-style-name="Text_20_body" style:list-style-name="L4">
      <style:text-properties officeooo:rsid="0011398e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officeooo:rsid="0011398e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officeooo:rsid="0011398e" officeooo:paragraph-rsid="00151220"/>
    </style:style>
    <style:style style:name="P14" style:family="paragraph" style:parent-style-name="Text_20_body" style:list-style-name="L5">
      <style:text-properties officeooo:rsid="0011398e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officeooo:rsid="0011398e"/>
    </style:style>
    <style:style style:name="P16" style:family="paragraph" style:parent-style-name="Text_20_body" style:list-style-name="L6">
      <style:text-properties officeooo:rsid="0011398e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officeooo:rsid="0011398e"/>
    </style:style>
    <style:style style:name="P18" style:family="paragraph" style:parent-style-name="Text_20_body" style:list-style-name="L7">
      <style:text-properties officeooo:rsid="0011398e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officeooo:rsid="0011398e"/>
    </style:style>
    <style:style style:name="P20" style:family="paragraph" style:parent-style-name="Text_20_body" style:list-style-name="L8">
      <style:text-properties officeooo:rsid="0011398e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officeooo:rsid="0011398e"/>
    </style:style>
    <style:style style:name="P22" style:family="paragraph" style:parent-style-name="Text_20_body" style:list-style-name="L9">
      <style:text-properties officeooo:rsid="0011398e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officeooo:rsid="0011398e"/>
    </style:style>
    <style:style style:name="P24" style:family="paragraph" style:parent-style-name="Text_20_body" style:list-style-name="L10">
      <style:text-properties officeooo:rsid="0011398e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officeooo:rsid="0011398e"/>
    </style:style>
    <style:style style:name="P26" style:family="paragraph" style:parent-style-name="Text_20_body" style:list-style-name="L11">
      <style:text-properties officeooo:rsid="0011398e"/>
    </style:style>
    <style:style style:name="T1" style:family="text">
      <style:text-properties fo:color="#ffffff" loext:opacity="100%"/>
    </style:style>
    <style:style style:name="T2" style:family="text">
      <style:text-properties officeooo:rsid="001383e6"/>
    </style:style>
    <style:style style:name="T3" style:family="text">
      <style:text-properties officeooo:rsid="0011e7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Modern Italian Family Meal</text:p>
      <text:p text:style-name="P3"><text:a xlink:type="simple" xlink:href="mailto:kbrocheleau1@gmail.com" text:style-name="Internet_20_link" text:visited-style-name="Visited_20_Internet_20_Link"><text:span text:style-name="T1">kbrocheleau1@gmail.com</text:span></text:a></text:p>
      <text:p text:style-name="P1"/>
      <text:p text:style-name="P1">72 Bacon St. Winchester MA</text:p>
      <text:p text:style-name="P1">Park in Driveway</text:p>
      <text:p text:style-name="P3"/>
      <text:p text:style-name="P3"/>
      <text:p text:style-name="P3">4 people</text:p>
      <text:p text:style-name="P3">May 3rd</text:p>
      <text:p text:style-name="P3"/>
      <text:p text:style-name="P4">Arrival 5pm</text:p>
      <text:p text:style-name="P4">Dinner 7pm</text:p>
      <text:p text:style-name="P4"/>
      <text:p text:style-name="P4"/>
      <text:p text:style-name="P5">Absolutely! Let's weave your fantastic dishes into a cohesive and delicious four-course modern Italian menu for your private chef dinner. Here's how it could look:</text:p>
      <text:p text:style-name="P6"><text:span text:style-name="Strong_20_Emphasis">Modern Italian Dinner Menu</text:span></text:p>
      <text:p text:style-name="P6"><text:span text:style-name="Strong_20_Emphasis">Antipasto (Starter)</text:span></text:p>
      <text:list text:style-name="L1">
        <text:list-item>
          <text:p text:style-name="P7"><text:span text:style-name="Strong_20_Emphasis">Fresh </text:span><text:span text:style-name="Strong_20_Emphasis"><text:span text:style-name="T2">Bakad Ramp<text:tab/></text:span></text:span><text:span text:style-name="Strong_20_Emphasis">Focaccia</text:span> </text:p>
        </text:list-item>
        <text:list-item>
          <text:p text:style-name="P7"><text:span text:style-name="Strong_20_Emphasis">Infused Olive Oil</text:span> (Perhaps with rosemary and garlic, or chili flakes for a little kick?) </text:p>
        </text:list-item>
        <text:list-item>
          <text:p text:style-name="P8"><text:span text:style-name="Strong_20_Emphasis">Pan Seared Cabbage in Nunja and Anchovies:</text:span> The bold and savory flavors of this dish make a wonderful and intriguing start. </text:p>
        </text:list-item>
      </text:list>
      <text:p text:style-name="P6"><text:span text:style-name="Strong_20_Emphasis">Primo (First Course)</text:span></text:p>
      <text:list text:style-name="L2">
        <text:list-item>
          <text:p text:style-name="P9"><text:span text:style-name="Strong_20_Emphasis">Gnocchi a la Pesto:</text:span> Light and pillowy gnocchi coated in a vibrant, homemade pesto. </text:p>
        </text:list-item>
      </text:list>
      <text:p text:style-name="P6"><text:span text:style-name="Strong_20_Emphasis">Secondo (Main Course)</text:span></text:p>
      <text:list text:style-name="L3">
        <text:list-item>
          <text:p text:style-name="P10"><text:span text:style-name="Strong_20_Emphasis">Chicken Cacciatore:</text:span> Your flavorful and rustic chicken <text:span text:style-name="T2">and morels</text:span> dish, a classic Italian comfort. </text:p>
        </text:list-item>
        <text:list-item>
          <text:p text:style-name="P10"><text:span text:style-name="Strong_20_Emphasis">Lemon-Herb Roasted Cod with Asparagus:</text:span> </text:p>
        </text:list-item>
      </text:list>
      <text:p text:style-name="P6"><text:span text:style-name="Strong_20_Emphasis">Dolce (Dessert)</text:span></text:p>
      <text:list text:style-name="L4">
        <text:list-item>
          <text:p text:style-name="P11"><text:span text:style-name="Strong_20_Emphasis">Lavender Honey Tiramisu:</text:span> A unique and fragrant twist <text:span text:style-name="T3">wit</text:span><text:span text:style-name="T2">h</text:span><text:span text:style-name="T3"> </text:span><text:span text:style-name="T2">E</text:span><text:span text:style-name="T3">arl Grey, creme de violet </text:span>on the classic Italian dessert. </text:p>
        </text:list-item>
      </text:list>
      <text:p text:style-name="P6"><text:span text:style-name="Strong_20_Emphasis">Wine Pairing Suggestions</text:span></text:p>
      <text:list text:style-name="L5">
        <text:list-item>
          <text:p text:style-name="P12"><text:span text:style-name="Strong_20_Emphasis">Antipasto:</text:span> A crisp white wine like Pinot Grigio or Vermentino would pair nicely with the focaccia, olive oil, and the savory cabbage. </text:p>
        </text:list-item>
        <text:list-item>
          <text:p text:style-name="P13"><text:span text:style-name="Strong_20_Emphasis">Primo (Gnocchi):</text:span> Another glass of the Pinot Grigio or Vermentino would work well, or perhaps a light-bodied Ligurian white wi</text:p>
        </text:list-item>
        <text:list-item>
          <text:p text:style-name="P13">ne like Pigato, which often has herbaceous notes that complement pesto. </text:p>
        </text:list-item>
        <text:list-item>
          <text:p text:style-name="P12"><text:soft-page-break/><text:span text:style-name="Strong_20_Emphasis">Secondo (Chicken Cacciatore):</text:span> A medium-bodied red like Sangiovese or a Nero d'Avola would complement the richness of the chicken. For the cod option, a dry Sauvignon Blanc or a light-bodied Italian white like Fiano would be a good match. The duck would pair beautifully with a Chianti Classico or a Pinot Noir. </text:p>
        </text:list-item>
        <text:list-item>
          <text:p text:style-name="P14"><text:span text:style-name="Strong_20_Emphasis">Dolce (Tiramisu):</text:span> A Moscato d'Asti would enhance the floral and honey notes of your tiramisu.</text:p>
        </text:list-item>
      </text:list>
      <text:p text:style-name="P3"/>
      <text:p text:style-name="P3"/>
      <text:p text:style-name="P3"/>
      <text:p text:style-name="P3"/>
      <text:p text:style-name="P5">Okay, here's a possible prep list for your modern Italian dinner menu. This assumes a dinner service later in the day. I've broken it down by dish and included some general tips. Remember to adjust quantities based on your specific needs and the chef's preferences.</text:p>
      <text:p text:style-name="P6"><text:span text:style-name="Strong_20_Emphasis">General Prep Notes:</text:span></text:p>
      <text:list text:style-name="L6">
        <text:list-item>
          <text:p text:style-name="P15"><text:span text:style-name="Strong_20_Emphasis">Read through all recipes</text:span> to fully understand the steps and timing. </text:p>
        </text:list-item>
        <text:list-item>
          <text:p text:style-name="P15"><text:span text:style-name="Strong_20_Emphasis">Organize your mise en place:</text:span> Having all your ingredients prepped and within reach will make the cooking process much smoother. </text:p>
        </text:list-item>
        <text:list-item>
          <text:p text:style-name="P15"><text:span text:style-name="Strong_20_Emphasis">Label everything clearly</text:span> to avoid confusion. </text:p>
        </text:list-item>
        <text:list-item>
          <text:p text:style-name="P16"><text:span text:style-name="Strong_20_Emphasis">Consider tasks that can be done a day in advance</text:span> to save time on the day of the dinner. </text:p>
        </text:list-item>
      </text:list>
      <text:p text:style-name="P6"><text:span text:style-name="Strong_20_Emphasis">Prep List:</text:span></text:p>
      <text:p text:style-name="P6"><text:span text:style-name="Strong_20_Emphasis">Starters:</text:span></text:p>
      <text:list text:style-name="L7">
        <text:list-item>
          <text:p text:style-name="P17"><text:span text:style-name="Strong_20_Emphasis">Fresh Cooked Focaccia:</text:span> </text:p>
          <text:list>
            <text:list-item>
              <text:p text:style-name="P17">Prepare focaccia dough (can be done the day before and proofed). </text:p>
            </text:list-item>
            <text:list-item>
              <text:p text:style-name="P17">Infuse olive oil (allow at least a few hours for flavor to develop; can be done the day before). Gather herbs (rosemary, thyme), garlic, chili flakes, etc. </text:p>
            </text:list-item>
          </text:list>
        </text:list-item>
        <text:list-item>
          <text:p text:style-name="P17"><text:span text:style-name="Strong_20_Emphasis">Chicken Cacciatore:</text:span> </text:p>
          <text:list>
            <text:list-item>
              <text:p text:style-name="P17">Cut chicken into serving pieces. </text:p>
            </text:list-item>
            <text:list-item>
              <text:p text:style-name="P17">Chop onions, bell peppers, mushrooms (if using). </text:p>
            </text:list-item>
            <text:list-item>
              <text:p text:style-name="P17">Mince garlic. </text:p>
            </text:list-item>
            <text:list-item>
              <text:p text:style-name="P17">Crush tomatoes (if using whole). </text:p>
            </text:list-item>
            <text:list-item>
              <text:p text:style-name="P17">Measure out olives, capers, herbs (oregano, thyme, rosemary). </text:p>
            </text:list-item>
          </text:list>
        </text:list-item>
        <text:list-item>
          <text:p text:style-name="P17"><text:span text:style-name="Strong_20_Emphasis">Gnocchi a la Pesto:</text:span> </text:p>
          <text:list>
            <text:list-item>
              <text:p text:style-name="P17">Cook potatoes for gnocchi (allow to cool completely). </text:p>
            </text:list-item>
            <text:list-item>
              <text:p text:style-name="P17">Prepare pesto (wash and dry basil, toast pine nuts, grate Parmesan and Pecorino, mince garlic). <text:span text:style-name="Emphasis">Alternatively, if using store-bought, ensure you have a high-quality pesto.</text:span> </text:p>
            </text:list-item>
          </text:list>
        </text:list-item>
        <text:list-item>
          <text:p text:style-name="P17"><text:span text:style-name="Strong_20_Emphasis">Pan Seared Cabbage in Nunja and Anchovies:</text:span> </text:p>
          <text:list>
            <text:list-item>
              <text:p text:style-name="P17">Slice cabbage. </text:p>
            </text:list-item>
            <text:list-item>
              <text:p text:style-name="P17">Mince or mash 'nduja. </text:p>
            </text:list-item>
            <text:list-item>
              <text:p text:style-name="P17">Finely chop anchovy fillets. </text:p>
            </text:list-item>
            <text:list-item>
              <text:p text:style-name="P17">Mince garlic. </text:p>
            </text:list-item>
            <text:list-item>
              <text:p text:style-name="P18">Have olive oil ready. </text:p>
            </text:list-item>
          </text:list>
        </text:list-item>
      </text:list>
      <text:p text:style-name="P6"><text:soft-page-break/><text:span text:style-name="Strong_20_Emphasis">Main Courses (Choose Two):</text:span></text:p>
      <text:list text:style-name="L8">
        <text:list-item>
          <text:p text:style-name="P19"><text:span text:style-name="Strong_20_Emphasis">Seared Duck Breast with Balsamic Glaze and Polenta:</text:span> </text:p>
          <text:list>
            <text:list-item>
              <text:p text:style-name="P19">Score duck breast skin. </text:p>
            </text:list-item>
            <text:list-item>
              <text:p text:style-name="P19">Prepare balsamic glaze (simmer balsamic vinegar until reduced and thickened). </text:p>
            </text:list-item>
            <text:list-item>
              <text:p text:style-name="P19">Measure polenta. </text:p>
            </text:list-item>
            <text:list-item>
              <text:p text:style-name="P19">Grate Parmesan cheese. </text:p>
            </text:list-item>
            <text:list-item>
              <text:p text:style-name="P19">Have butter and stock ready for polenta. </text:p>
            </text:list-item>
          </text:list>
        </text:list-item>
        <text:list-item>
          <text:p text:style-name="P19"><text:span text:style-name="Strong_20_Emphasis">Lemon-Herb Roasted Cod with Asparagus:</text:span> </text:p>
          <text:list>
            <text:list-item>
              <text:p text:style-name="P19">Portion cod fillets. </text:p>
            </text:list-item>
            <text:list-item>
              <text:p text:style-name="P19">Zest and juice lemons. </text:p>
            </text:list-item>
            <text:list-item>
              <text:p text:style-name="P19">Chop fresh herbs (parsley, thyme, oregano). </text:p>
            </text:list-item>
            <text:list-item>
              <text:p text:style-name="P19">Trim asparagus. </text:p>
            </text:list-item>
          </text:list>
        </text:list-item>
        <text:list-item>
          <text:p text:style-name="P19"><text:span text:style-name="Strong_20_Emphasis">Braised Short Ribs with Saffron Risotto:</text:span> </text:p>
          <text:list>
            <text:list-item>
              <text:p text:style-name="P19">Trim short ribs and season. </text:p>
            </text:list-item>
            <text:list-item>
              <text:p text:style-name="P19">Chop onions, carrots, celery. </text:p>
            </text:list-item>
            <text:list-item>
              <text:p text:style-name="P19">Mince garlic. </text:p>
            </text:list-item>
            <text:list-item>
              <text:p text:style-name="P19">Measure red wine and stock. </text:p>
            </text:list-item>
            <text:list-item>
              <text:p text:style-name="P19">Soak saffron threads in warm liquid. </text:p>
            </text:list-item>
            <text:list-item>
              <text:p text:style-name="P19">Chop onion or shallot for risotto. </text:p>
            </text:list-item>
            <text:list-item>
              <text:p text:style-name="P19">Measure Arborio rice. </text:p>
            </text:list-item>
            <text:list-item>
              <text:p text:style-name="P19">Grate Parmesan cheese. </text:p>
            </text:list-item>
            <text:list-item>
              <text:p text:style-name="P19">Have butter ready for risotto. </text:p>
            </text:list-item>
          </text:list>
        </text:list-item>
        <text:list-item>
          <text:p text:style-name="P19"><text:span text:style-name="Strong_20_Emphasis">Handmade Agnolotti with Brown Butter and Sage:</text:span> </text:p>
          <text:list>
            <text:list-item>
              <text:p text:style-name="P19">Prepare pasta dough (can be done ahead). </text:p>
            </text:list-item>
            <text:list-item>
              <text:p text:style-name="P19">Make ricotta and spinach filling (cook and drain spinach, combine with ricotta, Parmesan, nutmeg, seasoning). </text:p>
            </text:list-item>
            <text:list-item>
              <text:p text:style-name="P19">Roll out pasta dough and form agnolotti. </text:p>
            </text:list-item>
            <text:list-item>
              <text:p text:style-name="P20">Have butter and fresh sage leaves ready. </text:p>
            </text:list-item>
          </text:list>
        </text:list-item>
      </text:list>
      <text:p text:style-name="P6"><text:span text:style-name="Strong_20_Emphasis">Optional Side Dish:</text:span></text:p>
      <text:list text:style-name="L9">
        <text:list-item>
          <text:p text:style-name="P21"><text:span text:style-name="Strong_20_Emphasis">Roasted Root Vegetables with Rosemary:</text:span> </text:p>
          <text:list>
            <text:list-item>
              <text:p text:style-name="P21">Wash and chop root vegetables (carrots, parsnips, sweet potatoes, etc.) into uniform sizes. </text:p>
            </text:list-item>
            <text:list-item>
              <text:p text:style-name="P21">Chop fresh rosemary. </text:p>
            </text:list-item>
            <text:list-item>
              <text:p text:style-name="P22">Have olive oil ready. </text:p>
            </text:list-item>
          </text:list>
        </text:list-item>
      </text:list>
      <text:p text:style-name="P6"><text:span text:style-name="Strong_20_Emphasis">Dessert:</text:span></text:p>
      <text:list text:style-name="L10">
        <text:list-item>
          <text:p text:style-name="P23"><text:span text:style-name="Strong_20_Emphasis">Lavender Honey Tiramisu:</text:span> </text:p>
          <text:list>
            <text:list-item>
              <text:p text:style-name="P23">Brew espresso and let it cool. </text:p>
            </text:list-item>
            <text:list-item>
              <text:p text:style-name="P23">Separate eggs. </text:p>
            </text:list-item>
            <text:list-item>
              <text:p text:style-name="P23">Measure sugar. </text:p>
            </text:list-item>
            <text:list-item>
              <text:p text:style-name="P23">Prepare mascarpone mixture (whisk yolks with sugar, fold in mascarpone). </text:p>
            </text:list-item>
            <text:list-item>
              <text:p text:style-name="P23"><text:soft-page-break/>Whip egg whites to soft peaks. </text:p>
            </text:list-item>
            <text:list-item>
              <text:p text:style-name="P23">Fold egg whites into mascarpone mixture. </text:p>
            </text:list-item>
            <text:list-item>
              <text:p text:style-name="P23">Infuse honey with lavender (can be done ahead). </text:p>
            </text:list-item>
            <text:list-item>
              <text:p text:style-name="P24">Have ladyfingers ready. </text:p>
            </text:list-item>
          </text:list>
        </text:list-item>
      </text:list>
      <text:p text:style-name="P6"><text:span text:style-name="Strong_20_Emphasis">Day-Of Tasks (Examples):</text:span></text:p>
      <text:list text:style-name="L11">
        <text:list-item>
          <text:p text:style-name="P25">Bake focaccia. </text:p>
        </text:list-item>
        <text:list-item>
          <text:p text:style-name="P25">Cook gnocchi. </text:p>
        </text:list-item>
        <text:list-item>
          <text:p text:style-name="P25">Sear cabbage. </text:p>
        </text:list-item>
        <text:list-item>
          <text:p text:style-name="P25">Cook main course(s). </text:p>
        </text:list-item>
        <text:list-item>
          <text:p text:style-name="P25">Roast vegetables (if chosen). </text:p>
        </text:list-item>
        <text:list-item>
          <text:p text:style-name="P25">Assemble tiramisu. </text:p>
        </text:list-item>
        <text:list-item>
          <text:p text:style-name="P26">Final seasoning and garnishing of all dishes. </text:p>
        </text:list-item>
      </text:list>
      <text:p text:style-name="P6">This list should give your private chef a solid foundation for prepping for your delicious Italian dinner! Let me know if you'd like any adjustments or more detail on a specific item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6T11:38:09.565610600</meta:creation-date>
    <meta:print-date>2025-04-30T12:30:53.128411500</meta:print-date>
    <dc:date>2025-05-14T14:03:22.137252000</dc:date>
    <meta:editing-duration>P11DT1H9M41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104" meta:word-count="870" meta:character-count="5123" meta:non-whitespace-character-count="4359"/>
  </office:meta>
</office:document-meta>
</file>